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cm" fo:margin-right="0cm" fo:margin-top="0.265cm" fo:margin-bottom="0cm" style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ffffff"/>
      <style:text-properties fo:font-variant="normal" fo:text-transform="none" fo:color="#333333" loext:opacity="100%" fo:letter-spacing="normal"/>
    </style:style>
    <style:style style:name="P2" style:family="paragraph" style:parent-style-name="Heading_20_2">
      <style:text-properties fo:font-variant="normal" fo:text-transform="none" fo:color="#333333" loext:opacity="100%" fo:letter-spacing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10.5pt" fo:letter-spacing="normal" fo:font-style="normal" fo:font-weight="normal"/>
    </style:style>
    <style:style style:name="P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fo:font-size="9pt" fo:letter-spacing="normal" fo:font-style="normal" fo:font-weight="normal" fo:background-color="#ffffff" loext:padding="0cm" loext:border="none"/>
    </style:style>
    <style:style style:name="P7" style:family="paragraph" style:parent-style-name="Preformatted_20_Text" style:list-style-name="L2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style:font-name="system-ui" fo:font-size="9pt" fo:letter-spacing="normal" fo:font-style="normal" fo:font-weight="normal" fo:background-color="#ffffff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#000000" loext:padding="0cm" loext:border="none"/>
    </style:style>
    <style:style style:name="P9" style:family="paragraph" style:parent-style-name="Preformatted_20_Text" style:list-style-name="L2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#000000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Preformatted_20_Text">
      <style:paragraph-properties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Preformatted_20_Text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T1" style:family="text">
      <style:text-properties style:font-name="system-ui" fo:font-style="normal" fo:font-weight="normal"/>
    </style:style>
    <style:style style:name="T2" style:family="text">
      <style:text-properties style:font-name="system-ui" fo:font-size="9.75pt" fo:font-style="normal" fo:font-weight="normal"/>
    </style:style>
    <style:style style:name="T3" style:family="text">
      <style:text-properties fo:font-variant="normal" fo:text-transform="none" fo:color="#333333" loext:opacity="100%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T5" style:family="text">
      <style:text-properties fo:font-variant="normal" fo:text-transform="none" fo:color="#3b3b3b" loext:opacity="100%" style:font-name="system-ui" fo:font-size="10.5pt" fo:letter-spacing="normal" fo:font-style="normal" fo:font-weight="normal" fo:background-color="#000000" loext:char-shading-value="0" loext:padding="0cm" loext:border="none"/>
    </style:style>
    <style:style style:name="T6" style:family="text">
      <style:text-properties fo:font-variant="normal" fo:text-transform="none" fo:color="#3b3b3b" loext:opacity="100%" style:font-name="system-ui" fo:font-size="9.75pt" fo:letter-spacing="normal" fo:font-style="normal" fo:font-weight="normal" fo:background-color="#000000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8" style:family="text">
      <style:text-properties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📦 <text:span text:style-name="T1">2. Перенос образа на другой компьютер</text:span></text:h>
      <text:h text:style-name="P3" text:outline-level="3"><text:span text:style-name="T3">Способ 1: Сохранение в </text:span><text:span text:style-name="Source_20_Text"><text:span text:style-name="T5">.tar</text:span></text:span><text:span text:style-name="T3"> архив и загрузка на другом компьютере</text:span></text:h>
      <text:h text:style-name="P5" text:outline-level="4">Шаг 1: Сохранение образа в файл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save -o my-go-app.tar my-go-app</text:span></text:span></text:p>
      <text:list text:style-name="L1">
        <text:list-item>
          <text:p text:style-name="P13"><text:span text:style-name="Source_20_Text"><text:span text:style-name="T6">my-go-app.tar</text:span></text:span><text:span text:style-name="T4"> — имя файла архива.</text:span></text:p>
        </text:list-item>
        <text:list-item>
          <text:p text:style-name="P13"><text:span text:style-name="Source_20_Text"><text:span text:style-name="T6">my-go-app</text:span></text:span><text:span text:style-name="T4"> — имя образа.</text:span></text:p>
        </text:list-item>
      </text:list>
      <text:h text:style-name="P5" text:outline-level="4">Шаг 2: Перенос файла на другой компьютер</text:h>
      <text:p text:style-name="P17">Вы можете использовать:</text:p>
      <text:list text:style-name="L2">
        <text:list-item>
          <text:p text:style-name="P18">USB-накопитель;</text:p>
        </text:list-item>
        <text:list-item>
          <text:p text:style-name="P14"><text:span text:style-name="Source_20_Text"><text:span text:style-name="T6">scp</text:span></text:span><text:span text:style-name="T4"> (для Linux/macOS):</text:span></text:p>
          <text:p text:style-name="P7">bash</text:p>
          <text:p text:style-name="P9"> <text:span text:style-name="T2">Copy Insert Execute</text:span></text:p>
          <text:p text:style-name="P12"><text:span text:style-name="Source_20_Text"><text:span text:style-name="T7">scp my-go-app.tar user@remote:/path/to/save</text:span></text:span></text:p>
        </text:list-item>
        <text:list-item>
          <text:p text:style-name="P18">Облачные хранилища (Google Drive, Dropbox и т.д.).</text:p>
        </text:list-item>
      </text:list>
      <text:h text:style-name="P5" text:outline-level="4">Шаг 3: Загрузка образа на другом компьютере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load -i my-go-app.tar</text:span></text:span></text:p>
      <text:p text:style-name="P17">Теперь образ доступен для запуска:</text:p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run -p 8080:8080 my-go-app</text:span></text:span></text:p>
      <text:p text:style-name="Horizontal_20_Line"/>
      <text:h text:style-name="P4" text:outline-level="3">Способ 2: Использование Docker Registry (например, Docker Hub)</text:h>
      <text:h text:style-name="P5" text:outline-level="4">Шаг 1: Авторизация в Docker Hub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login</text:span></text:span></text:p>
      <text:p text:style-name="P17">Введите ваш логин и пароль от Docker Hub.</text:p>
      <text:h text:style-name="P5" text:outline-level="4">Шаг 2: Тегирование образа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tag my-go-app your-dockerhub-username/my-go-app:latest</text:span></text:span></text:p>
      <text:list text:style-name="L3">
        <text:list-item>
          <text:p text:style-name="P15"><text:span text:style-name="Source_20_Text"><text:span text:style-name="T6">your-dockerhub-username</text:span></text:span><text:span text:style-name="T4"> — ваш логин на Docker Hub.</text:span></text:p>
        </text:list-item>
        <text:list-item>
          <text:p text:style-name="P15"><text:span text:style-name="Source_20_Text"><text:span text:style-name="T6">my-go-app:latest</text:span></text:span><text:span text:style-name="T4"> — имя образа и тег.</text:span></text:p>
        </text:list-item>
      </text:list>
      <text:h text:style-name="P5" text:outline-level="4">Шаг 3: Пуш образа в Docker Hub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push your-dockerhub-username/my-go-app:latest</text:span></text:span></text:p>
      <text:h text:style-name="P5" text:outline-level="4">Шаг 4: Загрузка образа на другом компьютере</text:h>
      <text:p text:style-name="P6">bash</text:p>
      <text:p text:style-name="P8"> <text:span text:style-name="T8">Copy Insert Execute</text:span></text:p>
      <text:p text:style-name="P10"><text:soft-page-break/><text:span text:style-name="Source_20_Text"><text:span text:style-name="T7">docker pull your-dockerhub-username/my-go-app:latest</text:span></text:span></text:p>
      <text:h text:style-name="P5" text:outline-level="4">Шаг 5: Запуск образа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run -p 8080:8080 your-dockerhub-username/my-go-app:latest</text:span></text:span></text:p>
      <text:p text:style-name="Horizontal_20_Line"/>
      <text:h text:style-name="P4" text:outline-level="3">Способ 3: Использование приватного registry</text:h>
      <text:p text:style-name="P17">Если у вас есть собственный Docker registry (например, GitLab Registry, AWS ECR, Google GCR и т.д.), процесс аналогичен:</text:p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tag my-go-app registry.example.com/my-go-app:latest</text:span></text:span></text:p>
      <text:p text:style-name="P11"><text:span text:style-name="Source_20_Text"><text:span text:style-name="T7">docker push registry.example.com/my-go-app:latest</text:span></text:span></text:p>
      <text:p text:style-name="P17">На другом компьютере:</text:p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pull registry.example.com/my-go-app:latest</text:span></text:span></text:p>
      <text:p text:style-name="P11"><text:span text:style-name="Source_20_Text"><text:span text:style-name="T7">docker run -p 8080:8080 registry.example.com/my-go-app:latest</text:span></text:span></text:p>
      <text:p text:style-name="Horizontal_20_Line"/>
      <text:h text:style-name="P1" text:outline-level="2">💡 <text:span text:style-name="T1">Рекомендации</text:span></text:h>
      <text:list text:style-name="L4">
        <text:list-item>
          <text:p text:style-name="P16"><text:span text:style-name="T4">Для локального переноса (между своими компьютерами) удобнее использовать </text:span><text:span text:style-name="Source_20_Text"><text:span text:style-name="T6">docker save</text:span></text:span><text:span text:style-name="T4">/</text:span><text:span text:style-name="Source_20_Text"><text:span text:style-name="T6">docker load</text:span></text:span><text:span text:style-name="T4">.</text:span></text:p>
        </text:list-item>
        <text:list-item>
          <text:p text:style-name="P19">для командной работы или деплоя на сервера лучше использовать Docker Registry (Docker Hub, GitLab, AWS ECR и т.д.).</text:p>
        </text:list-item>
        <text:list-item>
          <text:p text:style-name="P19">Всегда проверяйте целостность образа после переноса.</text:p>
        </text:list-item>
      </text:list>
      <text:p text:style-name="Horizontal_20_Line"/>
      <text:h text:style-name="P1" text:outline-level="2">🛠 <text:span text:style-name="T1">Пример полного цикла (Docker Hub)</text:span></text:h>
      <text:h text:style-name="P4" text:outline-level="3">На компьютере 1: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build -t my-go-app .</text:span></text:span></text:p>
      <text:p text:style-name="P11"><text:span text:style-name="Source_20_Text"><text:span text:style-name="T7">docker login</text:span></text:span></text:p>
      <text:p text:style-name="P11"><text:span text:style-name="Source_20_Text"><text:span text:style-name="T7">docker tag my-go-app myusername/my-go-app:latest</text:span></text:span></text:p>
      <text:p text:style-name="P11"><text:span text:style-name="Source_20_Text"><text:span text:style-name="T7">docker push myusername/my-go-app:latest</text:span></text:span></text:p>
      <text:h text:style-name="P4" text:outline-level="3">На компьютере 2:</text:h>
      <text:p text:style-name="P6">bash</text:p>
      <text:p text:style-name="P8"> <text:span text:style-name="T8">Copy Insert Execute</text:span></text:p>
      <text:p text:style-name="P10"><text:span text:style-name="Source_20_Text"><text:span text:style-name="T7">docker login</text:span></text:span></text:p>
      <text:p text:style-name="P11"><text:span text:style-name="Source_20_Text"><text:span text:style-name="T7">docker pull myusername/my-go-app:latest</text:span></text:span></text:p>
      <text:p text:style-name="P11"><text:span text:style-name="Source_20_Text"><text:span text:style-name="T7">docker run -d -p 8080:8080 myusername/my-go-app:latest</text:span>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5:27:14.734848365</meta:creation-date>
    <dc:date>2025-08-18T15:27:45.894929847</dc:date>
    <meta:editing-duration>PT31S</meta:editing-duration>
    <meta:editing-cycles>1</meta:editing-cycles>
    <meta:document-statistic meta:table-count="0" meta:image-count="0" meta:object-count="0" meta:page-count="2" meta:paragraph-count="78" meta:word-count="333" meta:character-count="2442" meta:non-whitespace-character-count="2181"/>
    <meta:generator>LibreOffice/24.2.7.2$Linux_X86_64 LibreOffice_project/420$Build-2</meta:generator>
  </office:meta>
</office:document-meta>
</file>